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re Barcode 39 Text" svg:font-family="'Libre Barcode 39 Text'" style:font-pitch="variable"/>
    <style:font-face style:name="Libre Barcode EAN13 Text" svg:font-family="'Libre Barcode EAN13 Text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2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62cm" fo:break-before="auto" style:use-optimal-row-height="true"/>
    </style:style>
    <style:style style:name="ro3" style:family="table-row">
      <style:table-row-properties style:row-height="4.0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none" fo:border-right="none" fo:border-top="0.002cm solid #000000"/>
    </style:style>
    <style:style style:name="ce3" style:family="table-cell" style:parent-style-name="Default">
      <style:text-properties style:font-name="Libre Barcode 39 Text" fo:font-size="48pt" style:font-size-asian="48pt" style:font-size-complex="48pt"/>
    </style:style>
    <style:style style:name="ce4" style:family="table-cell" style:parent-style-name="Default">
      <style:text-properties style:font-name="Libre Barcode EAN13 Text" fo:font-size="96pt" style:font-size-asian="96pt" style:font-size-complex="96pt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BOBY 05.2024" table:style-name="ta1" table:print="false"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Formuła sprzedaży</text:p>
          </table:table-cell>
          <table:table-cell table:style-name="ce5" office:value-type="string">
            <text:p>Bob LE wesoły</text:p>
          </table:table-cell>
          <table:table-cell office:value-type="string">
            <text:p>Bob LE smutny</text:p>
          </table:table-cell>
          <table:table-cell office:value-type="string">
            <text:p>Bob wesoły</text:p>
          </table:table-cell>
        </table:table-row>
        <table:table-row table:style-name="ro1">
          <table:table-cell table:style-name="ce2" office:value-type="string">
            <text:p>Koszt bobów na planszy</text:p>
          </table:table-cell>
          <table:table-cell table:number-columns-repeated="2" office:value-type="float" office:value="3.44">
            <text:p>3,44</text:p>
          </table:table-cell>
          <table:table-cell office:value-type="string">
            <text:p>WPROWADŹ</text:p>
          </table:table-cell>
        </table:table-row>
        <table:table-row table:style-name="ro1">
          <table:table-cell office:value-type="string">
            <text:p>Ilość na planszy</text:p>
          </table:table-cell>
          <table:table-cell table:number-columns-repeated="2"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Koszt</text:p>
          </table:table-cell>
          <table:table-cell table:formula="of:=ROUND([.B2]/[.B3];2)" office:value-type="float" office:value="0.43">
            <text:p>0,43</text:p>
          </table:table-cell>
          <table:table-cell table:formula="of:=ROUND([.C2]/[.C3];2)" office:value-type="float" office:value="0.43">
            <text:p>0,43</text:p>
          </table:table-cell>
          <table:table-cell table:formula="of:=ROUND([.D2]/[.D3];2)" office:value-type="float" office:value="0">
            <text:p>#ARG!</text:p>
          </table:table-cell>
        </table:table-row>
        <table:table-row table:style-name="ro1">
          <table:table-cell office:value-type="string">
            <text:p>Cena</text:p>
          </table:table-cell>
          <table:table-cell office:value-type="float" office:value="1.5">
            <text:p>1,5</text:p>
          </table:table-cell>
          <table:table-cell office:value-type="float" office:value="1.4">
            <text:p>1,4</text:p>
          </table:table-cell>
          <table:table-cell office:value-type="string">
            <text:p>WPROWADŹ</text:p>
          </table:table-cell>
        </table:table-row>
        <table:table-row table:style-name="ro1">
          <table:table-cell office:value-type="string">
            <text:p>Zysk</text:p>
          </table:table-cell>
          <table:table-cell table:formula="of:=ROUND([.B5]-[.B4];2)" office:value-type="float" office:value="1.07">
            <text:p>1,07</text:p>
          </table:table-cell>
          <table:table-cell table:formula="of:=ROUND([.C5]-[.C4];2)" office:value-type="float" office:value="0.97">
            <text:p>0,97</text:p>
          </table:table-cell>
          <table:table-cell table:formula="of:=ROUND([.D5]/[.D4];2)" office:value-type="float" office:value="0">
            <text:p>#ARG!</text:p>
          </table:table-cell>
        </table:table-row>
        <table:table-row table:style-name="ro1">
          <table:table-cell office:value-type="string">
            <text:p>Użyty filament (m)</text:p>
          </table:table-cell>
          <table:table-cell table:number-columns-repeated="2" office:value-type="float" office:value="8.29">
            <text:p>8,29</text:p>
          </table:table-cell>
          <table:table-cell office:value-type="string">
            <text:p>WPROWADŹ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2">
          <table:table-cell table:style-name="ce3" office:value-type="string">
            <text:p>TOP SECRET – NOT FOR PUBLIC RELEAS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style-name="ce4" office:value-type="string">
            <text:p>&lt;;ÅÉÀÉ|ÐÓÐÓ;&gt;</text:p>
          </table:table-cell>
          <table:table-cell table:style-name="ce4" office:value-type="string">
            <text:p>&lt;MAKA:RENA&gt;</text:p>
          </table:table-cell>
          <table:table-cell/>
          <table:table-cell table:style-name="ce4" office:value-type="string">
            <text:p>&lt;LICK:MA:BALLS&gt;</text:p>
          </table:table-cell>
        </table:table-row>
      </table:table>
      <table:table table:name="Arkusz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re Barcode 39 Text" svg:font-family="'Libre Barcode 39 Text'" style:font-pitch="variable"/>
    <style:font-face style:name="Libre Barcode EAN13 Text" svg:font-family="'Libre Barcode EAN13 Text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6">16.05.2024</text:date>, <text:time>20:24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ługosz</meta:initial-creator>
    <meta:creation-date>2024-05-16T14:19:22.53</meta:creation-date>
    <dc:date>2024-05-16T20:24:02.32</dc:date>
    <dc:creator>Daniel Długosz</dc:creator>
    <meta:editing-duration>PT1H9M26S</meta:editing-duration>
    <meta:editing-cycles>3</meta:editing-cycles>
    <meta:generator>OpenOffice/4.1.14$Win32 OpenOffice.org_project/4114m1$Build-9811</meta:generator>
    <meta:document-statistic meta:table-count="3" meta:cell-count="32" meta:object-count="0"/>
  </office:meta>
</office:document-meta>
</file>